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text-underline-style="solid" style:text-underline-width="auto" style:text-underline-color="font-color" fo:font-weight="bold" officeooo:paragraph-rsid="000cbcc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cbccd" officeooo:paragraph-rsid="000cbcc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normal" style:text-underline-style="none" fo:font-weight="normal" officeooo:rsid="000cbccd" officeooo:paragraph-rsid="000cbccd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size="10pt" fo:font-style="normal" style:text-underline-style="none" fo:font-weight="normal" officeooo:paragraph-rsid="000cbccd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fo:font-size="10pt" fo:font-style="normal" style:text-underline-style="none" fo:font-weight="normal" officeooo:paragraph-rsid="000e71e0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fo:font-size="10pt" fo:font-style="normal" style:text-underline-style="none" fo:font-weight="normal" officeooo:rsid="000e71e0" officeooo:paragraph-rsid="000e71e0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font-size="10pt" fo:font-style="normal" style:text-underline-style="none" fo:font-weight="normal" officeooo:paragraph-rsid="000e6473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0cbccd" officeooo:paragraph-rsid="000cbcc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0cbccd" officeooo:paragraph-rsid="000cbcc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cbccd" officeooo:paragraph-rsid="000cbcc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cbccd"/>
    </style:style>
    <style:style style:name="T2" style:family="text">
      <style:text-properties fo:font-style="normal" style:text-underline-style="none" fo:font-weight="normal" officeooo:rsid="000cbccd" style:font-style-asian="normal" style:font-weight-asian="normal" style:font-style-complex="normal" style:font-weight-complex="normal"/>
    </style:style>
    <style:style style:name="T3" style:family="text">
      <style:text-properties officeooo:rsid="000e0a55"/>
    </style:style>
    <style:style style:name="T4" style:family="text">
      <style:text-properties officeooo:rsid="000e6473"/>
    </style:style>
    <style:style style:name="T5" style:family="text">
      <style:text-properties officeooo:rsid="000e71e0"/>
    </style:style>
    <style:style style:name="T6" style:family="text">
      <style:text-properties officeooo:rsid="000ef5d3"/>
    </style:style>
    <style:style style:name="T7" style:family="text">
      <style:text-properties officeooo:rsid="0010ca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s/><text:tab/><text:tab/><text:tab/><text:tab/></text:span><text:span text:style-name="T1">Cache-Zwischenspeicher</text:span></text:p>
      <text:p text:style-name="P2"/>
      <text:p text:style-name="P3"/>
      <text:p text:style-name="P8">Stellt Zwischenspeicher zwischen RAM und CPU da, daraus folgt</text:p>
      <text:p text:style-name="P8"/>
      <text:p text:style-name="P8"/>
      <text:p text:style-name="P8">Merkmale: <text:tab/>1. Zugriffszeit von Prozessor auf RAM steigt</text:p>
      <text:p text:style-name="P8"><text:tab/><text:tab/>2. Wendung von S-RAM und SS-RAMs</text:p>
      <text:p text:style-name="P8"><text:tab/><text:tab/>3. Arbeitet mit höherer Taktfrequenz als RAM</text:p>
      <text:p text:style-name="P8"><text:tab/><text:tab/>4. Bestehend aus</text:p>
      <text:p text:style-name="P8"><text:tab/><text:tab/></text:p>
      <text:p text:style-name="P8"><text:tab/><text:tab/>L1,<text:tab/> <text:tab/><text:tab/><text:tab/><text:tab/><text:tab/><text:tab/><text:tab/>L2, <text:tab/><text:tab/></text:p>
      <text:p text:style-name="P4"><text:span text:style-name="T1">- </text:span><text:span text:style-name="T3">Wird zwischen Befehls/Datencache unterteilt</text:span><text:span text:style-name="T1"><text:tab/> <text:s text:c="12"/>- </text:span><text:span text:style-name="T4">Arbeitet mit halben- oder vollem Prozessortakt.</text:span></text:p>
      <text:p text:style-name="P4"><text:span text:style-name="T1">- </text:span><text:span text:style-name="T3">Synchron mit dem Prozessortakt</text:span><text:span text:style-name="T1"> <text:s text:c="11"/><text:tab/><text:tab/>- Hat eine geringfügig längere Zugriffszeit als L1</text:span></text:p>
      <text:p text:style-name="P7"><text:span text:style-name="T4">- Hat eine gering</text:span><text:span text:style-name="T7">e</text:span><text:span text:style-name="T4"> Speichergröße<text:tab/><text:tab/><text:tab/>- </text:span><text:span text:style-name="T5">Jeder Prozessorkern hat einen eigenen L2 Cache</text:span></text:p>
      <text:p text:style-name="P8"/>
      <text:p text:style-name="P8"/>
      <text:p text:style-name="P8"><text:tab/><text:tab/>L3:</text:p>
      <text:p text:style-name="P4"><text:span text:style-name="T1">- </text:span><text:span text:style-name="T5">Hat die größte Kapazität</text:span></text:p>
      <text:p text:style-name="P4"><text:span text:style-name="T1">- </text:span><text:span text:style-name="T5">Taktfequenz ist niedriger, als beim L2 und L1</text:span></text:p>
      <text:p text:style-name="P6">- Meist bei Multicore-Prozessoren</text:p>
      <text:p text:style-name="P6"/>
      <text:p text:style-name="P6"/>
      <text:p text:style-name="P6"/>
      <text:p text:style-name="P5"><text:span text:style-name="T5"><text:tab/><text:tab/><text:tab/><text:tab/><text:tab/></text:span><text:span text:style-name="T6">Chipsatz</text:span></text:p>
      <text:p text:style-name="P8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2-03T11:13:29</meta:creation-date>
    <dc:date>2013-01-21T12:03:15.81</dc:date>
    <meta:editing-duration>PT24M29S</meta:editing-duration>
    <meta:editing-cycles>4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16" meta:word-count="94" meta:character-count="674" meta:non-whitespace-character-count="533"/>
  </office:meta>
</office:document-meta>
</file>